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erformance</text:p>
          </table:table-cell>
          <table:table-cell office:value-type="string" calcext:value-type="string">
            <text:p>Dollar price</text:p>
          </table:table-cell>
          <table:table-cell office:value-type="string" calcext:value-type="string">
            <text:p>Euro price</text:p>
          </table:table-cell>
          <table:table-cell office:value-type="string" calcext:value-type="string">
            <text:p>Link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msung 950 PRO 512GB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00" calcext:value-type="float">
            <text:p>100</text:p>
          </table:table-cell>
          <table:table-cell table:style-name="ce1" table:number-columns-repeated="2"/>
          <table:table-cell table:style-name="ce1" office:value-type="string" calcext:value-type="string">
            <text:p>http://pcpartpicker.com/part/samsung-internal-hard-drive-mzv5p512bw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eagate Barracuda 1TB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http://pcpartpicker.com/part/seagate-internal-hard-drive-st1000dm003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eagate Barracuda 2TB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5" calcext:value-type="float">
            <text:p>45</text:p>
          </table:table-cell>
          <table:table-cell table:style-name="ce1" table:number-columns-repeated="2"/>
          <table:table-cell table:style-name="ce1" office:value-type="string" calcext:value-type="string">
            <text:p>http://pcpartpicker.com/part/seagate-internal-hard-drive-st2000dm00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WD Blue 1TB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http://pcpartpicker.com/part/western-digital-internal-hard-drive-wd10eze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msung Evo 850 250GB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5" calcext:value-type="float">
            <text:p>65</text:p>
          </table:table-cell>
          <table:table-cell table:style-name="ce1" table:number-columns-repeated="2"/>
          <table:table-cell table:style-name="ce1" office:value-type="string" calcext:value-type="string">
            <text:p>http://pcpartpicker.com/part/samsung-internal-hard-drive-mz75e250bam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amsung Evo 850 500GB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http://pcpartpicker.com/part/samsung-internal-hard-drive-mz75e500bam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msung Evo 850 1TB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85" calcext:value-type="float">
            <text:p>85</text:p>
          </table:table-cell>
          <table:table-cell table:style-name="ce1" table:number-columns-repeated="2"/>
          <table:table-cell table:style-name="ce1" office:value-type="string" calcext:value-type="string">
            <text:p>http://pcpartpicker.com/part/samsung-internal-hard-drive-mz75e1t0bam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Intel 750 Series 400GB</text:p>
          </table:table-cell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93" calcext:value-type="float">
            <text:p>93</text:p>
          </table:table-cell>
          <table:table-cell table:number-columns-repeated="2"/>
          <table:table-cell office:value-type="string" calcext:value-type="string">
            <text:p>http://pcpartpicker.com/part/intel-internal-hard-drive-ssdpedmw400g4r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ucial BX100 1TB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5" calcext:value-type="float">
            <text:p>75</text:p>
          </table:table-cell>
          <table:table-cell table:style-name="ce1" table:number-columns-repeated="2"/>
          <table:table-cell table:style-name="ce1" office:value-type="string" calcext:value-type="string">
            <text:p>http://pcpartpicker.com/part/crucial-internal-hard-drive-ct1000bx100ssd1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Crucial MX200</text:p>
          </table:table-cell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  <table:table-cell office:value-type="string" calcext:value-type="string">
            <text:p>http://pcpartpicker.com/part/crucial-internal-hard-drive-ct250mx200ssd1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Crucial MX200 500GB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4" calcext:value-type="float">
            <text:p>74</text:p>
          </table:table-cell>
          <table:table-cell table:style-name="ce1" table:number-columns-repeated="2"/>
          <table:table-cell table:style-name="ce1" office:value-type="string" calcext:value-type="string">
            <text:p>http://pcpartpicker.com/part/crucial-internal-hard-drive-ct500mx200ssd6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amsung 850 Pro 512GB</text:p>
          </table:table-cell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http://pcpartpicker.com/part/samsung-internal-hard-drive-mz7ke512bw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andisk SSD PLUS 240GB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style-name="ce1" office:value-type="string" calcext:value-type="string">
            <text:p>http://pcpartpicker.com/part/sandisk-internal-hard-drive-sdssda240gg25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Sandisk Ultra II 240GB</text:p>
          </table:table-cell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table:number-columns-repeated="2"/>
          <table:table-cell office:value-type="string" calcext:value-type="string">
            <text:p>http://pcpartpicker.com/part/sandisk-internal-hard-drive-sdssdhii240gg25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OCZ ARC 100 240GB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5" calcext:value-type="float">
            <text:p>55</text:p>
          </table:table-cell>
          <table:table-cell table:style-name="ce1" table:number-columns-repeated="2"/>
          <table:table-cell table:style-name="ce1" office:value-type="string" calcext:value-type="string">
            <text:p>http://pcpartpicker.com/part/ocz-internal-hard-drive-arc10025sat3240g</text:p>
          </table:table-cell>
          <table:table-cell table:style-name="ce1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.00.0000</text:date>, <text:time style:data-style-name="N2" text:time-value="23:48:30.84773235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1T22:30:57.795836413</meta:creation-date>
    <dc:date>2016-05-11T23:48:41.568513624</dc:date>
    <meta:editing-duration>PT6M33S</meta:editing-duration>
    <meta:editing-cycles>4</meta:editing-cycles>
    <meta:generator>LibreOffice/5.1.2.2$Linux_X86_64 LibreOffice_project/10m0$Build-2</meta:generator>
    <meta:document-statistic meta:table-count="1" meta:cell-count="82" meta:object-count="0"/>
  </office:meta>
</office:document-meta>
</file>